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tional" svg:font-family="National, Helvetica, Arial, sans-serif"/>
    <style:font-face style:name="Roboto" svg:font-family="Roboto, Arial, sans-serif"/>
    <style:font-face style:name="StandardCT" svg:font-family="StandardC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P1" style:family="paragraph" style:parent-style-name="Text_20_body">
      <style:text-properties officeooo:rsid="001e5c65" officeooo:paragraph-rsid="0057f48e"/>
    </style:style>
    <style:style style:name="P2" style:family="paragraph" style:parent-style-name="Text_20_body">
      <style:text-properties officeooo:rsid="001e5c65" officeooo:paragraph-rsid="007254ee"/>
    </style:style>
    <style:style style:name="P3" style:family="paragraph" style:parent-style-name="Text_20_body">
      <style:text-properties officeooo:rsid="001fe31b" officeooo:paragraph-rsid="007254ee"/>
    </style:style>
    <style:style style:name="P4" style:family="paragraph" style:parent-style-name="Text_20_body">
      <style:text-properties officeooo:rsid="001fe31b" officeooo:paragraph-rsid="009a3008"/>
    </style:style>
    <style:style style:name="P5" style:family="paragraph" style:parent-style-name="Text_20_body">
      <style:text-properties officeooo:rsid="0020f72c" officeooo:paragraph-rsid="009a3008"/>
    </style:style>
    <style:style style:name="P6" style:family="paragraph" style:parent-style-name="Text_20_body">
      <style:text-properties officeooo:rsid="0025774f" officeooo:paragraph-rsid="002fd5c2"/>
    </style:style>
    <style:style style:name="P7" style:family="paragraph" style:parent-style-name="Text_20_body">
      <style:text-properties officeooo:rsid="0025774f" officeooo:paragraph-rsid="0043d4a2"/>
    </style:style>
    <style:style style:name="P8" style:family="paragraph" style:parent-style-name="Text_20_body">
      <style:text-properties officeooo:rsid="0025774f" officeooo:paragraph-rsid="0059984e"/>
    </style:style>
    <style:style style:name="P9" style:family="paragraph" style:parent-style-name="Text_20_body">
      <style:text-properties officeooo:paragraph-rsid="0022dfa9"/>
    </style:style>
    <style:style style:name="P10" style:family="paragraph" style:parent-style-name="Text_20_body">
      <style:text-properties officeooo:rsid="00350ffd" officeooo:paragraph-rsid="00350ffd"/>
    </style:style>
    <style:style style:name="P11" style:family="paragraph" style:parent-style-name="Text_20_body">
      <style:text-properties officeooo:paragraph-rsid="00600191"/>
    </style:style>
    <style:style style:name="P12" style:family="paragraph" style:parent-style-name="Text_20_body">
      <style:text-properties fo:color="#ff3333"/>
    </style:style>
    <style:style style:name="P13" style:family="paragraph" style:parent-style-name="Text_20_body">
      <style:text-properties fo:color="#ff3333" officeooo:rsid="0059984e" officeooo:paragraph-rsid="0059984e"/>
    </style:style>
    <style:style style:name="P14" style:family="paragraph" style:parent-style-name="Text_20_body">
      <style:text-properties fo:color="#ff3333" officeooo:paragraph-rsid="0059984e"/>
    </style:style>
    <style:style style:name="P15" style:family="paragraph" style:parent-style-name="Text_20_body">
      <style:text-properties fo:color="#ff3333" officeooo:paragraph-rsid="0076e48e"/>
    </style:style>
    <style:style style:name="P16" style:family="paragraph" style:parent-style-name="Text_20_body">
      <style:text-properties officeooo:rsid="005c1773" officeooo:paragraph-rsid="005c1773"/>
    </style:style>
    <style:style style:name="P17" style:family="paragraph" style:parent-style-name="Text_20_body">
      <style:text-properties officeooo:rsid="005c1773" officeooo:paragraph-rsid="00903d44"/>
    </style:style>
    <style:style style:name="P18" style:family="paragraph" style:parent-style-name="Text_20_body">
      <style:text-properties officeooo:rsid="005c1773" officeooo:paragraph-rsid="009a3008"/>
    </style:style>
    <style:style style:name="P19" style:family="paragraph" style:parent-style-name="Text_20_body">
      <style:text-properties officeooo:rsid="0069f667" officeooo:paragraph-rsid="0069f667"/>
    </style:style>
    <style:style style:name="P20" style:family="paragraph" style:parent-style-name="Text_20_body">
      <style:text-properties officeooo:rsid="007d34d3" officeooo:paragraph-rsid="007d34d3"/>
    </style:style>
    <style:style style:name="P21" style:family="paragraph" style:parent-style-name="Text_20_body">
      <style:text-properties officeooo:rsid="007f903d" officeooo:paragraph-rsid="007f903d"/>
    </style:style>
    <style:style style:name="P22" style:family="paragraph" style:parent-style-name="Text_20_body">
      <style:text-properties officeooo:rsid="001be082" officeooo:paragraph-rsid="001fe31b"/>
    </style:style>
    <style:style style:name="P23" style:family="paragraph" style:parent-style-name="Text_20_body">
      <style:text-properties officeooo:rsid="001be082" officeooo:paragraph-rsid="009a3008"/>
    </style:style>
    <style:style style:name="P24" style:family="paragraph" style:parent-style-name="Text_20_body">
      <style:text-properties officeooo:rsid="00822e61" officeooo:paragraph-rsid="00822e61"/>
    </style:style>
    <style:style style:name="P25" style:family="paragraph" style:parent-style-name="Text_20_body">
      <style:text-properties officeooo:rsid="0086cd44" officeooo:paragraph-rsid="001fe31b"/>
    </style:style>
    <style:style style:name="P26" style:family="paragraph" style:parent-style-name="Text_20_body">
      <style:text-properties officeooo:rsid="008b9d83" officeooo:paragraph-rsid="008b9d83"/>
    </style:style>
    <style:style style:name="P27" style:family="paragraph" style:parent-style-name="Text_20_body">
      <style:text-properties officeooo:rsid="003c209e" officeooo:paragraph-rsid="0063ff1e"/>
    </style:style>
    <style:style style:name="P28" style:family="paragraph" style:parent-style-name="Text_20_body">
      <style:text-properties officeooo:rsid="0019fa9a" officeooo:paragraph-rsid="009a3008"/>
    </style:style>
    <style:style style:name="P29" style:family="paragraph" style:parent-style-name="Text_20_body">
      <style:text-properties officeooo:rsid="006b8665" officeooo:paragraph-rsid="0095d6de"/>
    </style:style>
    <style:style style:name="P30" style:family="paragraph" style:parent-style-name="Text_20_body">
      <style:text-properties officeooo:rsid="00869312" officeooo:paragraph-rsid="0097a9f6"/>
    </style:style>
    <style:style style:name="P31" style:family="paragraph" style:parent-style-name="Text_20_body">
      <style:text-properties officeooo:paragraph-rsid="0095d6de"/>
    </style:style>
    <style:style style:name="P32" style:family="paragraph" style:parent-style-name="Text_20_body">
      <style:text-properties officeooo:paragraph-rsid="009a3008"/>
    </style:style>
    <style:style style:name="P33" style:family="paragraph" style:parent-style-name="Text_20_body">
      <style:text-properties officeooo:rsid="009a3008" officeooo:paragraph-rsid="009a3008"/>
    </style:style>
    <style:style style:name="P34" style:family="paragraph" style:parent-style-name="Text_20_body">
      <style:text-properties officeooo:paragraph-rsid="001fe31b"/>
    </style:style>
    <style:style style:name="P35" style:family="paragraph" style:parent-style-name="Text_20_body">
      <style:text-properties officeooo:rsid="00a15739" officeooo:paragraph-rsid="00a15739"/>
    </style:style>
    <style:style style:name="P36" style:family="paragraph" style:parent-style-name="Text_20_body">
      <style:text-properties officeooo:rsid="00a15739" officeooo:paragraph-rsid="00b3ddb1"/>
    </style:style>
    <style:style style:name="P37" style:family="paragraph" style:parent-style-name="Text_20_body">
      <style:text-properties officeooo:rsid="00a356ee" officeooo:paragraph-rsid="00a356ee"/>
    </style:style>
    <style:style style:name="P38" style:family="paragraph" style:parent-style-name="Text_20_body">
      <style:text-properties officeooo:rsid="00a356ee" officeooo:paragraph-rsid="00b4ef10"/>
    </style:style>
    <style:style style:name="P39" style:family="paragraph" style:parent-style-name="Text_20_body">
      <style:paragraph-properties fo:break-before="page"/>
      <style:text-properties officeooo:rsid="0036a00e" officeooo:paragraph-rsid="0036a00e"/>
    </style:style>
    <style:style style:name="P40" style:family="paragraph" style:parent-style-name="Text_20_body">
      <style:paragraph-properties fo:break-before="page"/>
      <style:text-properties officeooo:rsid="005c1773" officeooo:paragraph-rsid="005c1773"/>
    </style:style>
    <style:style style:name="P41" style:family="paragraph" style:parent-style-name="Text_20_body">
      <style:paragraph-properties fo:break-before="page"/>
      <style:text-properties officeooo:rsid="005c1773" officeooo:paragraph-rsid="00600191"/>
    </style:style>
    <style:style style:name="P42" style:family="paragraph" style:parent-style-name="Text_20_body">
      <style:paragraph-properties fo:break-before="page"/>
      <style:text-properties officeooo:rsid="0069f667" officeooo:paragraph-rsid="0069f667"/>
    </style:style>
    <style:style style:name="P43" style:family="paragraph" style:parent-style-name="Text_20_body">
      <style:paragraph-properties fo:break-before="page"/>
      <style:text-properties officeooo:rsid="001be082" officeooo:paragraph-rsid="00600191"/>
    </style:style>
    <style:style style:name="P44" style:family="paragraph" style:parent-style-name="Text_20_body">
      <style:paragraph-properties fo:break-before="page"/>
      <style:text-properties officeooo:rsid="00532245" officeooo:paragraph-rsid="009a3008"/>
    </style:style>
    <style:style style:name="P45" style:family="paragraph" style:parent-style-name="Text_20_body" style:list-style-name="L1">
      <style:text-properties officeooo:paragraph-rsid="0054570c"/>
    </style:style>
    <style:style style:name="P46" style:family="paragraph" style:parent-style-name="Text_20_body" style:list-style-name="L1">
      <style:text-properties officeooo:rsid="00544c66" officeooo:paragraph-rsid="00544c66"/>
    </style:style>
    <style:style style:name="P47" style:family="paragraph" style:parent-style-name="Text_20_body" style:list-style-name="L1">
      <style:text-properties officeooo:rsid="001be082" officeooo:paragraph-rsid="002fd5c2"/>
    </style:style>
    <style:style style:name="P48" style:family="paragraph" style:parent-style-name="Text_20_body" style:list-style-name="L1">
      <style:text-properties officeooo:rsid="002fd5c2" officeooo:paragraph-rsid="002fd5c2"/>
    </style:style>
    <style:style style:name="P49" style:family="paragraph" style:parent-style-name="Text_20_body" style:list-style-name="L1">
      <style:text-properties officeooo:rsid="00301bad" officeooo:paragraph-rsid="00329e26"/>
    </style:style>
    <style:style style:name="P50" style:family="paragraph" style:parent-style-name="Text_20_body" style:list-style-name="L1">
      <style:text-properties officeooo:rsid="00309175" officeooo:paragraph-rsid="00329e26"/>
    </style:style>
    <style:style style:name="P51" style:family="paragraph" style:parent-style-name="Text_20_body" style:list-style-name="L1">
      <style:text-properties officeooo:rsid="0054570c" officeooo:paragraph-rsid="0054570c"/>
    </style:style>
    <style:style style:name="P52" style:family="paragraph" style:parent-style-name="Text_20_body" style:list-style-name="L1">
      <style:text-properties officeooo:rsid="005c1773" officeooo:paragraph-rsid="005c1773"/>
    </style:style>
    <style:style style:name="P53" style:family="paragraph" style:parent-style-name="Text_20_body" style:list-style-name="L1">
      <style:text-properties officeooo:rsid="005c1773" officeooo:paragraph-rsid="00600191"/>
    </style:style>
    <style:style style:name="P54" style:family="paragraph" style:parent-style-name="Text_20_body" style:list-style-name="L1">
      <style:text-properties officeooo:rsid="001fe31b" officeooo:paragraph-rsid="002fd5c2"/>
    </style:style>
    <style:style style:name="P55" style:family="paragraph" style:parent-style-name="Text_20_body" style:list-style-name="L1">
      <style:text-properties officeooo:rsid="0020f72c" officeooo:paragraph-rsid="002fd5c2"/>
    </style:style>
    <style:style style:name="P56" style:family="paragraph" style:parent-style-name="Text_20_body" style:list-style-name="L2">
      <style:text-properties officeooo:rsid="00a15739" officeooo:paragraph-rsid="00b3ddb1"/>
    </style:style>
    <style:style style:name="P57" style:family="paragraph" style:parent-style-name="Text_20_body" style:list-style-name="L2">
      <style:text-properties officeooo:rsid="00a356ee" officeooo:paragraph-rsid="00a356ee"/>
    </style:style>
    <style:style style:name="P58" style:family="paragraph" style:parent-style-name="Text_20_body">
      <style:text-properties officeooo:rsid="00a356ee" officeooo:paragraph-rsid="00c2d665"/>
    </style:style>
    <style:style style:name="P59" style:family="paragraph" style:parent-style-name="Text_20_body" style:list-style-name="L3">
      <style:text-properties officeooo:rsid="009ba7a2" officeooo:paragraph-rsid="009ba7a2"/>
    </style:style>
    <style:style style:name="P60" style:family="paragraph" style:parent-style-name="Text_20_body">
      <style:text-properties officeooo:paragraph-rsid="0098968c"/>
    </style:style>
    <style:style style:name="P61" style:family="paragraph" style:parent-style-name="Text_20_body">
      <style:text-properties officeooo:rsid="0069f667" officeooo:paragraph-rsid="0069f667"/>
    </style:style>
    <style:style style:name="P62" style:family="paragraph" style:parent-style-name="Text_20_body">
      <style:text-properties officeooo:rsid="00c2d665" officeooo:paragraph-rsid="00c2d665"/>
    </style:style>
    <style:style style:name="P63" style:family="paragraph" style:parent-style-name="Text_20_body">
      <style:text-properties officeooo:rsid="00a68b1e" officeooo:paragraph-rsid="00c2d665"/>
    </style:style>
    <style:style style:name="P64" style:family="paragraph" style:parent-style-name="Text_20_body">
      <style:paragraph-properties fo:break-before="page"/>
      <style:text-properties officeooo:rsid="00aa6f66" officeooo:paragraph-rsid="00aa6f66"/>
    </style:style>
    <style:style style:name="T1" style:family="text">
      <style:text-properties officeooo:rsid="001fe31b"/>
    </style:style>
    <style:style style:name="T2" style:family="text">
      <style:text-properties officeooo:rsid="002085bd"/>
    </style:style>
    <style:style style:name="T3" style:family="text">
      <style:text-properties fo:color="#ff3333"/>
    </style:style>
    <style:style style:name="T4" style:family="text">
      <style:text-properties fo:color="#ff3333" officeooo:rsid="001fe31b"/>
    </style:style>
    <style:style style:name="T5" style:family="text">
      <style:text-properties fo:color="#ff3333" officeooo:rsid="002085bd"/>
    </style:style>
    <style:style style:name="T6" style:family="text">
      <style:text-properties fo:color="#ff3333" officeooo:rsid="002971b1"/>
    </style:style>
    <style:style style:name="T7" style:family="text">
      <style:text-properties fo:color="#ff3333" officeooo:rsid="005dacc8"/>
    </style:style>
    <style:style style:name="T8" style:family="text">
      <style:text-properties fo:color="#ff3333" officeooo:rsid="00600191"/>
    </style:style>
    <style:style style:name="T9" style:family="text">
      <style:text-properties fo:color="#ff3333" officeooo:rsid="0078be95"/>
    </style:style>
    <style:style style:name="T10" style:family="text">
      <style:text-properties fo:color="#ff3333" officeooo:rsid="0078de38"/>
    </style:style>
    <style:style style:name="T11" style:family="text">
      <style:text-properties fo:color="#ff3333" officeooo:rsid="007b03a0"/>
    </style:style>
    <style:style style:name="T12" style:family="text">
      <style:text-properties fo:color="#ff3333" officeooo:rsid="007c130b"/>
    </style:style>
    <style:style style:name="T13" style:family="text">
      <style:text-properties fo:color="#ff3333" officeooo:rsid="0086cd44"/>
    </style:style>
    <style:style style:name="T14" style:family="text">
      <style:text-properties fo:color="#ff3333" officeooo:rsid="0091a9f8"/>
    </style:style>
    <style:style style:name="T15" style:family="text">
      <style:text-properties fo:color="#ff3333" officeooo:rsid="0091bf26"/>
    </style:style>
    <style:style style:name="T16" style:family="text">
      <style:text-properties fo:color="#ff3333" officeooo:rsid="008b9d83"/>
    </style:style>
    <style:style style:name="T17" style:family="text">
      <style:text-properties fo:color="#ff3333" officeooo:rsid="00a68b1e"/>
    </style:style>
    <style:style style:name="T18" style:family="text">
      <style:text-properties fo:color="#ff3333" officeooo:rsid="00c1f749"/>
    </style:style>
    <style:style style:name="T19" style:family="text">
      <style:text-properties officeooo:rsid="002971b1"/>
    </style:style>
    <style:style style:name="T20" style:family="text">
      <style:text-properties officeooo:rsid="002fd5c2"/>
    </style:style>
    <style:style style:name="T21" style:family="text">
      <style:text-properties officeooo:rsid="022928aa"/>
    </style:style>
    <style:style style:name="T22" style:family="text">
      <style:text-properties officeooo:rsid="0043d4a2"/>
    </style:style>
    <style:style style:name="T23" style:family="text">
      <style:text-properties officeooo:rsid="00482626"/>
    </style:style>
    <style:style style:name="T24" style:family="text">
      <style:text-properties officeooo:rsid="005211fb"/>
    </style:style>
    <style:style style:name="T25" style:family="text">
      <style:text-properties officeooo:rsid="00532245"/>
    </style:style>
    <style:style style:name="T26" style:family="text">
      <style:text-properties officeooo:rsid="00544c66"/>
    </style:style>
    <style:style style:name="T27" style:family="text">
      <style:text-properties officeooo:rsid="0059984e"/>
    </style:style>
    <style:style style:name="T28" style:family="text">
      <style:text-properties officeooo:rsid="0059ed0b"/>
    </style:style>
    <style:style style:name="T29" style:family="text">
      <style:text-properties officeooo:rsid="005c1773"/>
    </style:style>
    <style:style style:name="T30" style:family="text">
      <style:text-properties officeooo:rsid="006fca00"/>
    </style:style>
    <style:style style:name="T31" style:family="text">
      <style:text-properties officeooo:rsid="0076e48e"/>
    </style:style>
    <style:style style:name="T32" style:family="text">
      <style:text-properties officeooo:rsid="0078be95"/>
    </style:style>
    <style:style style:name="T33" style:family="text">
      <style:text-properties officeooo:rsid="0078de38"/>
    </style:style>
    <style:style style:name="T34" style:family="text">
      <style:text-properties officeooo:rsid="007b03a0"/>
    </style:style>
    <style:style style:name="T35" style:family="text">
      <style:text-properties officeooo:rsid="007c130b"/>
    </style:style>
    <style:style style:name="T36" style:family="text">
      <style:text-properties officeooo:rsid="0083e822"/>
    </style:style>
    <style:style style:name="T37" style:family="text">
      <style:text-properties officeooo:rsid="00847604"/>
    </style:style>
    <style:style style:name="T38" style:family="text">
      <style:text-properties officeooo:rsid="0084baa2"/>
    </style:style>
    <style:style style:name="T39" style:family="text">
      <style:text-properties officeooo:rsid="0086cd44"/>
    </style:style>
    <style:style style:name="T40" style:family="text">
      <style:text-properties officeooo:rsid="008774c5"/>
    </style:style>
    <style:style style:name="T41" style:family="text">
      <style:text-properties officeooo:rsid="0088e5ef"/>
    </style:style>
    <style:style style:name="T42" style:family="text">
      <style:text-properties officeooo:rsid="0019fa9a"/>
    </style:style>
    <style:style style:name="T43" style:family="text">
      <style:text-properties officeooo:rsid="008c8a41"/>
    </style:style>
    <style:style style:name="T44" style:family="text">
      <style:text-properties officeooo:rsid="008e375a"/>
    </style:style>
    <style:style style:name="T45" style:family="text">
      <style:text-properties officeooo:rsid="0091a9f8"/>
    </style:style>
    <style:style style:name="T46" style:family="text">
      <style:text-properties officeooo:rsid="0091bf26"/>
    </style:style>
    <style:style style:name="T47" style:family="text">
      <style:text-properties officeooo:rsid="0095d6de"/>
    </style:style>
    <style:style style:name="T48" style:family="text">
      <style:text-properties officeooo:rsid="008b9d83"/>
    </style:style>
    <style:style style:name="T49" style:family="text">
      <style:text-properties officeooo:rsid="0097a9f6"/>
    </style:style>
    <style:style style:name="T50" style:family="text">
      <style:text-properties officeooo:rsid="009a3008"/>
    </style:style>
    <style:style style:name="T51" style:family="text">
      <style:text-properties officeooo:rsid="00a68b1e"/>
    </style:style>
    <style:style style:name="T52" style:family="text">
      <style:text-properties officeooo:rsid="00a83bbe"/>
    </style:style>
    <style:style style:name="T53" style:family="text">
      <style:text-properties officeooo:rsid="00aea7da"/>
    </style:style>
    <style:style style:name="T54" style:family="text">
      <style:text-properties officeooo:rsid="00b18c97"/>
    </style:style>
    <style:style style:name="T55" style:family="text">
      <style:text-properties officeooo:rsid="00b3ddb1"/>
    </style:style>
    <style:style style:name="T56" style:family="text">
      <style:text-properties fo:font-style="italic"/>
    </style:style>
    <style:style style:name="T57" style:family="text">
      <style:text-properties fo:color="#000000" style:text-line-through-style="none" style:text-line-through-type="none" style:font-name="StandardCT" style:text-underline-style="none" style:text-blinking="false"/>
    </style:style>
    <style:style style:name="T58" style:family="text">
      <style:text-properties officeooo:rsid="00c457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ΕΞΩΦΥΛΛΟ</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Από τον προγραμματισμό στην <text:span text:style-name="T36">αρχιτεκτονική </text:span>ανάλυση και τον σχεδιασμό. <text:span text:style-name="T37">(WIP)</text:span></text:p>
      <text:p text:style-name="P24">Πειραματισμός με προγράμματα ανοιχτού κώδικα <text:span text:style-name="T40">για μία ανοιχτού κώδικα αρχιτεκτονική (OSArc)</text:span>. <text:span text:style-name="T37">(WIP)</text:span></text:p>
      <text:p text:style-name="P24"/>
      <text:p text:style-name="P27"><text:line-break/><text:line-break/></text:p>
      <text:p text:style-name="P39">Περιεχόμενα:</text:p>
      <text:list xml:id="list906789494490091380" text:style-name="L1">
        <text:list-item>
          <text:p text:style-name="P46">ΕΙΣΑΓΩΓΗ</text:p>
        </text:list-item>
        <text:list-item>
          <text:p text:style-name="P47">Τ<text:span text:style-name="T26">Ο ΠΡΟΓΡΑΜΜΑ</text:span></text:p>
          <text:list>
            <text:list-item>
              <text:p text:style-name="P48">Τα εργαλεία</text:p>
            </text:list-item>
            <text:list-item>
              <text:p text:style-name="P49">Η διαδικασία</text:p>
              <text:list>
                <text:list-item>
                  <text:p text:style-name="P50">Στάδιο 1: Ανάλυση</text:p>
                </text:list-item>
                <text:list-item>
                  <text:p text:style-name="P50">Στάδιο 2: Οργάνωση</text:p>
                </text:list-item>
                <text:list-item>
                  <text:p text:style-name="P50">Στάδιο 3: Δημιουργία</text:p>
                </text:list-item>
              </text:list>
            </text:list-item>
            <text:list-item>
              <text:p text:style-name="P51">Παραδείγματα</text:p>
              <text:list>
                <text:list-item>
                  <text:p text:style-name="P45"/>
                </text:list-item>
                <text:list-item>
                  <text:p text:style-name="P45"/>
                </text:list-item>
              </text:list>
            </text:list-item>
          </text:list>
        </text:list-item>
        <text:list-item>
          <text:p text:style-name="P46">ΧΡΗΣΗ</text:p>
          <text:list>
            <text:list-item>
              <text:p text:style-name="P52">Αρχιτεκτονική</text:p>
            </text:list-item>
            <text:list-item>
              <text:p text:style-name="P54">Τρισδιάστατη εκτύπωση (3d printing)</text:p>
            </text:list-item>
            <text:list-item>
              <text:p text:style-name="P55">Κοιν<text:span text:style-name="T26">ότητα</text:span></text:p>
            </text:list-item>
            <text:list-item>
              <text:p text:style-name="P52">Εκπαιδευτική</text:p>
            </text:list-item>
            <text:list-item>
              <text:p text:style-name="P52">Παιχνίδι</text:p>
            </text:list-item>
          </text:list>
        </text:list-item>
        <text:list-item>
          <text:p text:style-name="P53">ΕΠΙΛΟΓΟΣ</text:p>
        </text:list-item>
      </text:list>
      <text:p text:style-name="P11"/>
      <text:p text:style-name="P64">(αναφορά σε άλλα προγράμματα CAD <text:span text:style-name="T55">στο τμήμα του κειμένου που αναφέρεται στον «ανοικτού κώδικα»</text:span>)</text:p>
      <text:p text:style-name="P36">Υπάρχοντα εναλλακτικά προγράμματα στο AutoCAD: <text:a xlink:type="simple" xlink:href="https://opensource.com/alternatives/autocad" text:style-name="Internet_20_link" text:visited-style-name="Visited_20_Internet_20_Link">https://opensource.com/alternatives/autocad</text:a></text:p>
      <text:list xml:id="list8025280057188373897" text:style-name="L2">
        <text:list-item>
          <text:p text:style-name="P56">BRLCAD - <text:a xlink:type="simple" xlink:href="http://brlcad.org/" text:style-name="Internet_20_link" text:visited-style-name="Visited_20_Internet_20_Link">http://brlcad.org/</text:a></text:p>
        </text:list-item>
        <text:list-item>
          <text:p text:style-name="P57">FreeCAD - <text:a xlink:type="simple" xlink:href="https://www.freecadweb.org/" text:style-name="Internet_20_link" text:visited-style-name="Visited_20_Internet_20_Link">https://www.freecadweb.org/</text:a></text:p>
        </text:list-item>
        <text:list-item>
          <text:p text:style-name="P57">LibreCAD - <text:a xlink:type="simple" xlink:href="https://librecad.org/" text:style-name="Internet_20_link" text:visited-style-name="Visited_20_Internet_20_Link">https://librecad.org/</text:a></text:p>
        </text:list-item>
      </text:list>
      <text:p text:style-name="P37"/>
      <text:p text:style-name="P35"/>
      <text:p text:style-name="P41">ΕΙΣΑΓΩΓΗ:</text:p>
      <text:p text:style-name="P17"><text:span text:style-name="T41">Αρχιτεκτονική Ανοιχτού Κώδικα (Open-Source Architecture – OSArc)<text:line-break/>(</text:span><text:a xlink:type="simple" xlink:href="https://www.domusweb.it/en/op-ed/2011/06/15/open-source-architecture-osarc-.html" text:style-name="Internet_20_link" text:visited-style-name="Visited_20_Internet_20_Link"><text:span text:style-name="T41">https://www.domusweb.it/en/op-ed/2011/06/15/open-source-architecture-osarc-.html</text:span></text:a><text:span text:style-name="T41">)</text:span></text:p>
      <text:p text:style-name="P30">Η αρχιτεκτονική ανοιχτού κώδικα είναι μία σχετικά πρόσφατη τάση στον σχεδιασμό που επιχειρεί να συνδυάσει στοιχεία από διαφορετικούς κλάδους του σχεδιασμού <text:span text:style-name="T49">για να δημιουργήσει </text:span>έναν νέο τρόπο και μία νέα διαδικασία στην σχεδίαση <text:span text:style-name="T46">οιωνεί (virtual)</text:span> και πραγματικών χώρων. <text:span text:style-name="T49">Αντλεί στοιχεία από σχεδιαστικούς κλάδους όπως </text:span>η κοινότητα ανοιχτού κώδικα <text:span text:style-name="T45">(open-source movement)</text:span>, η δομοστοιχειωτή σχεδίαση (modular design), διαφορετικές θεωρίες αρχιτεκτονικού σχεδιασμού, η επιστημονική φαντασία, η γλωσσολογία κ.α. Υποστηρίζει και προωθεί την άποψη ότι σχεδιαστές και απλοί άνθρωποι μπορούν να συνεργαστούν ώστε να παραχθεί ένα αποτέλεσμα.<text:span text:style-name="T39"><text:line-break/>(</text:span><text:span text:style-name="T13">περισσότερη ανάλυση για το θέμα εδώ ή παρακάτω</text:span><text:span text:style-name="T39">) <text:line-break/>(</text:span><text:span text:style-name="T13">κοιτάω μήπως μπορώ να κάνω το πρόγραμμα να είναι </text:span><text:span text:style-name="T14">εργαλείο συνεργασίας σε πραγματικό χρόνο (real-time collaboration tool)</text:span><text:span text:style-name="T13">, όπου</text:span><text:span text:style-name="T14"> για παράδειγμα δυο άτομα θα</text:span><text:span text:style-name="T13"> τρέχ</text:span><text:span text:style-name="T14">ουν</text:span><text:span text:style-name="T13"> το πρόγραμμα στον υπολογιστή του</text:span><text:span text:style-name="T14">ς</text:span><text:span text:style-name="T13"> και θα κάν</text:span><text:span text:style-name="T14">ουν</text:span><text:span text:style-name="T13"> αλλαγές σε πραγματικό χρόνο </text:span><text:span text:style-name="T14">και </text:span><text:span text:style-name="T15">οι αλλαγές θα</text:span><text:span text:style-name="T14"> εμφανίζονται </text:span><text:span text:style-name="T15">στην οθόνη </text:span><text:span text:style-name="T14">και </text:span><text:span text:style-name="T15">των</text:span><text:span text:style-name="T14"> δύο</text:span><text:span text:style-name="T39">)</text:span></text:p>
      <text:p text:style-name="P26">Με τον όρο «Ανοικτός Κώδικας» (open source) <text:span text:style-name="T44">στην πληροφορική </text:span>καθιερώθηκε η έννοια της ελεύθερης πρόσβασης στον «πηγαίο κώδικα» (source code) ενός προγράμματος, επιτρέποντας <text:span text:style-name="T43">σε οποιονδήποτε να μπορεί να </text:span>χρησιμοπο<text:span text:style-name="T43">ιήσει</text:span> <text:span text:style-name="T43">μέρη</text:span> του ή <text:span text:style-name="T43">να</text:span> βελτ<text:span text:style-name="T43">ιώ</text:span>σ<text:span text:style-name="T43">ει</text:span> <text:span text:style-name="T47">τμήματα</text:span>, <text:span text:style-name="T43">συμβάλλοντας με αυτόν τον τρόπο στην πρόοδο της τεχνολογικής εξέλιξης</text:span>. </text:p>
      <text:p text:style-name="P31"><text:span text:style-name="T48">Στον προγραμματισμό, το κοινωνικό κίνημα του «ανοιχτού κώδικα» δημιουργήθηκε ως αντίδραση στο μονοπώλιο των μεγάλων εταιρειών, οι οποίες κρατούσαν κρυφές της τεχνολογικές τους ανακαλύψεις. Ως απόρροια αυτού, εμφανίστηκε τα τελευταία χρόνια το κοινωνικό κίνημα του «ανοικτού κώδικα» και η τάση να υπάρχει η δυνατότητα χρησιμοποίησης του προγραμματισμού από οποιονδήποτε. Διαδικτυακοί ιστότοποι, όπως το code.org, το codecademy.com κ.α. προσφέρουν την δυνατότητα σε όποιον επιθυμεί να μάθει να προγραμματίζει. Η χρησιμότητα του να μπορεί κάποιος να προγραμματίσει κυμαίνεται από το να αυτοματοποιήσει απλές διεργασίες του υπολογιστή, μέχρι να δημιουργήσει την δική του ιστοσελίδα <text:s/>ή ακόμα και να γράψει τις δικές του εφαρμογές για το κινητό του. Πάνω σε αυτήν την (</text:span><text:span text:style-name="T16">πρόκληση</text:span><text:span text:style-name="T48">?) γεννήθηκε η ιδέα να δημιουργηθεί ένα αυτόνομο πρόγραμμα αρχιτεκτονικού ενδιαφέροντος για υπολογιστή.</text:span></text:p>
      <text:p text:style-name="P60"><text:span text:style-name="T42">Το θ</text:span>έμα της διπλωματικής είναι η δημιουργία ενός σχεδιαστικού προγράμματος σε υπολογιστή με την <text:span text:style-name="T38">χρήση αποκλειστικά</text:span> δωρεάν, ανοιχτού κώδικα (open-source code) προγραμμάτων, ως εναλλακτική σε αντίστοιχα εμπορικά προγράμματα, <text:span text:style-name="T23">το οποίο θα αξιοποιεί γνώσεις που αποκομίστηκαν από την σχολή. Φιλοδοξεί να γίνει ένα εργαλείο το οποίο θα μπορεί να χρησιμοποιηθεί τόσο από αρχιτέκτονες, όσο και από ανθρώπους εκτός του κλάδου, ακόμα και από παιδιά σχολικής ηλικίας με ενδιαφέρον στην αρχιτεκτονική, ως εργαλείο εκμάθησης και ψυχαγωγίας. Σκοπός του προγράμματος δεν είναι η επίλυση συγκεκριμένων σχεδιαστικών αρχιτεκτονικών προβλημάτων, αλλά η εξερεύνηση, η ανακάλυψη και ο συνδυασμός ώστε να προκύψουν νέα και ενδιαφέροντα αποτελέσματα μέσα από μία διαδικασία πειραματισμού. Tο πρόγραμμα λειτουργεί ως ενδιάμεσος μηχανισμός στην δημιουργική διαδικασία του χρήστη, προσφέροντάς του τα εργαλεία που χρειάζεται. </text:span></text:p>
      <text:p text:style-name="P58"><text:soft-page-break/>Η αντικατάσταση περίπλοκων προγραμμάτων με μακροχρόνιους χρήστες που έχουν συγκεκριμένες ανάγκες και απαιτήσεις από το πρόγραμμά τους είναι <text:span text:style-name="T53">πολύ </text:span>δύσκολο εγχείρημα. <text:span text:style-name="T54">Υπάρχει ήδη πληθώρα σχεδιαστικών προγραμμάτων που προσφέρουν εξειδικευμένα εργαλεία, τόσο για δισδιάτατη, όσο και για τρισδιάστατη σχεδίαση. Αντί αυτού, το πρόγραμμα στοχεύει σε ομάδες χρηστών με πιο απλές σχεδιαστικές ανάγκες. Εκμεταλλεύεται την λογική των «μηχανών παιχνιδιών» για να προσφέρει στον χρήστη απλά εργαλεία σχεδιασμού ώστε μέσω του πειραματισμού και της αναζήτησης να προκύψουν (αρχιτεκτονικά) αποτελέσματα. Περιλαμβάνει έτοιμα αρχιτεκτονικά «κομμάτια» από υπάρχουσα αρχιτεκτονική τα οποία μπορούν να τοποθετηθούν και να συνδυαστούν κατά βούληση. Είναι απλό στην χρήση, προσφέροντας φιλικότητα προς τον χρήστη. <text:s/>Διαφέρει στον τρόπο σχεδιασμού από άλλα CAD προγράμματα προσφέροντας έναν «point-and-click» τρόπο σχεδιασμού, εμπνευσμένο από παιχνίδια για υπολογιστή όπου ο χρήστης έχει στην διάθεσή του συγκεκριμένα στοιχεία και με αυτά ζητείται να δημιουργήσει κάτι (</text:span><text:span text:style-name="T17">παραδείγματα με εικόνες από τέτοια παιχνίδια-μικρή ανάλυση εδώ </text:span><text:span text:style-name="T18">ή παρακάτω σε άλλη παράγραφο</text:span><text:span text:style-name="T51">). Λόγω της απλής σχεδιαστικής λογικής του προγράμματος (έτοιμα κομμάτια και «point-and-click» τοποθέτηση), το πρόγραμμα απευθύνεται σε χρήστες από 10 χρονών και πάνω, αντίθετα από τα υπάρχοντα προγράμματα CAD που απευθύνονται σε ανθρώπους που έχουν μία σχετική εμπειρία με σχέδιο. Έτσι το πρόγραμμα μπορεί να γίνει προσιτό σε άτομα τα οποία θα ήταν κατά τ’άλλα αποκλεισμένα από την αρχιτεκτονική σχεδιαστική διαδικασία και τα οποία θα μπορούν να συνεισφέρουν στον κλάδο του σχεδιασμού με τις ιδέες τους. </text:span></text:p>
      <text:p text:style-name="P28">Το πρόγραμμα, με την μορφή που παρουσιάζεται εδώ, πέρασε μέσα από διαδικασίες έμπνευσης, <text:span text:style-name="T30">προβληματισμών,</text:span> επίλυσης προβλημάτων και υλοποίησης. </text:p>
      <text:p text:style-name="P28"/>
      <text:p text:style-name="P33">ΣΥΣΤΑΤΙΚΑ:</text:p>
      <text:p text:style-name="P33">Το πρόγραμμα αποτελείται από (<text:span text:style-name="T3">τρία</text:span>?) στοιχεία: </text:p>
      <text:list xml:id="list6765632323215760908" text:style-name="L3">
        <text:list-item>
          <text:p text:style-name="P59">Το περιβάλλον εργασίας (κάμερα, κομβία πλοήγησης)</text:p>
        </text:list-item>
        <text:list-item>
          <text:p text:style-name="P59">Τα εργαλεία σχεδίασης (κάνναβος, δομοστοιχεία)</text:p>
        </text:list-item>
        <text:list-item>
          <text:p text:style-name="P59">Τον χρήστη.</text:p>
        </text:list-item>
      </text:list>
      <text:p text:style-name="P28"/>
      <text:p text:style-name="P44">ΧΡΗΣΕΙΣ:</text:p>
      <text:p text:style-name="P18"><text:tab/>Αρχιτεκτονική</text:p>
      <text:p text:style-name="P18"><text:span text:style-name="T47">Το πρόγραμμα μπορεί να χρησιμοποιηθεί από φοιτητές αρχιτεκτονικής στα πρώτα έτη σπουδών, <text:s/>ως συμπληρωματικό εργαλείο εκμάθησης. Μέσω πειραματισμών μπορούν να προκύψουν πρώιμα αποτελέσματα αρχιτεκτονικών δημιουργιών. Ορίζοντας τις παραμέτρους του καννάβου και την “βιβλιοθήκη” των μοντέλων που θα χρησιμοποιήσει, ο χρήστης θα μπορεί να ξεκινήσει να πειραματίζεται στον χώρο δημιουργώντας συνδυασμούς που θα του δώσουν ένα αποτέλεσμα.</text:span> (<text:span text:style-name="T3">ανάλυση εδώ</text:span>)</text:p>
      <text:p text:style-name="P4"><text:tab/></text:p>
      <text:p text:style-name="P4"><text:tab/>Τρισδιάστατη εκτύπωση (3d printing):</text:p>
      <text:p text:style-name="P4">Το πρόγραμμα (θα) δίνει την δυνατότητα της τρισδιάστατης εκτύπωσης των μοντέλων που δημιουργούνται, <text:span text:style-name="T2">είτε ως ενιαίο αντικείμενο, είτε ως ξεχωριστά μέρη τα οποία θα μπορεί κάποιος να τα ανασυνθέσει. (</text:span><text:span text:style-name="T5">περισσότερα λόγια εδώ</text:span><text:span text:style-name="T2">)</text:span></text:p>
      <text:p text:style-name="P4"/>
      <text:p text:style-name="P5"><text:span text:style-name="T20"><text:tab/>Κοινότητα</text:span>: <text:span text:style-name="T19">(</text:span><text:span text:style-name="T6">άλλη λέξη για την επικεφαλίδα; </text:span><text:span text:style-name="T9">κοινή χρήση; κοινοκτημοσύνη;</text:span><text:span text:style-name="T19">)</text:span></text:p>
      <text:p text:style-name="P5">Το ολοκληρωμένο πρόγραμμα θα γίνει <text:span text:style-name="T29">διαθέσιμο σε</text:span> οποιονδήποτε θ<text:span text:style-name="T29">ελήσει</text:span> να το χρησιμοποιήσει, <text:s/>να το αλλάξει και να το προσαρμόσει στις απαιτήσεις του. </text:p>
      <text:p text:style-name="P5">Μέσω της αναπληροφόρησης (feedback) θα μπορούν να γίνουν βελτιώσεις και περαιτέρω εξέλιξη του προγράμματος. <text:span text:style-name="T32">Οποιοσδήποτε χρήστης θα μπορεί να προτείνει βελτιώσεις και αλλαγές στο πρόγραμμα ή να επισημάνει λάθη και παραλείψεις που παρατήρησε. </text:span></text:p>
      <text:p text:style-name="P5">Με τον πληθοπορισμό (crowdsourcing) το πρόγραμμα μπορεί να εξελιχθεί σε κάτι πιο ολοκληρωμένο, με πολλές δυνατότητες (features). <text:span text:style-name="T33">Χρήστες οι οποίοι έφτιαξαν ένα «εργαλείο» που τους χρειάστηκε θα μπορούν να το προσθέσουν στο πρόγραμμα, συνεισφέροντας στον κώδικα μέσω ιστότοπων που προσφέρουν τέτοιες δυνατότητες (όπως για παράδειγμα το github) (</text:span><text:span text:style-name="T10">πληροφορίες για το github εδώ</text:span><text:span text:style-name="T33">).</text:span></text:p>
      <text:p text:style-name="P5"/>
      <text:p text:style-name="P32"><text:tab/>Εκπαιδευτική:</text:p>
      <text:p text:style-name="P32">Το πρόγραμμα μπορεί να χρησιμοποιηθεί με εκπαιδευτικό τρόπο, εισάγοντας όρους και κανόνες δημιουργίας κτιρίων με βάση χαρακτηριστικά του εκάστοτε κτιρίου (<text:span text:style-name="T34">π.χ. </text:span>περιορισμένος αριθμός κομματιών, τα οποία ο χρήστης θα πρέπει να ανασυνθέσει με σωστό τρόπο, ώστε να αναδημιουργήσει το συγκεκριμένο κτίριο<text:span text:style-name="T34">)</text:span>. (<text:span text:style-name="T7">π</text:span><text:span text:style-name="T3">αράδειγμα με εικόνες</text:span>)<text:line-break/>Ένας άλλος τρόπος εκπαίδευσης θα ήταν η παρουσίαση συνοπτικών πληροφοριών για το <text:span text:style-name="T34">αντικείμενο</text:span> που έχει επιλεχθεί, <text:span text:style-name="T34">όπως για παράδειγμα το κτίριο στο οποίο ανήκει, η εποχή που χτίστηκε, ο αρχιτέκτονας που το δημιούργησε κ.α. (</text:span><text:span text:style-name="T11">παράδειγμα με εικόνες</text:span><text:span text:style-name="T34">)</text:span></text:p>
      <text:p text:style-name="P32"/>
      <text:p text:style-name="P32"><text:tab/>Παιχνίδι:</text:p>
      <text:p text:style-name="P23"><text:soft-page-break/>(<text:span text:style-name="T3">gamification. Τρόπος παιχνιδιού. Ιδέες για παιχνίδι</text:span>) <text:span text:style-name="T35">(</text:span><text:span text:style-name="T12">ίσως δεν μπει αυτό τελικά</text:span><text:span text:style-name="T35">)<text:line-break/>(</text:span><text:span text:style-name="T12">block’hood </text:span><text:a xlink:type="simple" xlink:href="https://www.youtube.com/watch?v=cX4KbY6uzio" text:style-name="Internet_20_link" text:visited-style-name="Visited_20_Internet_20_Link">https://www.youtube.com/watch?v=cX4KbY6uzio</text:a><text:span text:style-name="T35">)</text:span></text:p>
      <text:p text:style-name="P22"/>
      <text:p text:style-name="P25"/>
      <text:p text:style-name="P43"><text:span text:style-name="T50">ΑΝΟΙΚΤΟΣ ΚΩΔΙΚΑΣ</text:span>:</text:p>
      <text:p text:style-name="P1">Ως βάση για <text:span text:style-name="T1">να στηθεί το</text:span> πρόγραμμα <text:span text:style-name="T1">της διπλωματικής </text:span>χρησιμοποιήθηκε το Blender, ένα δωρεάν, ανοιχτού κώδικα (open source) με άδεια GPL (GNU General Public License) πρόγραμμα. <text:span text:style-name="T1">(</text:span><text:span text:style-name="T4">λίγα λόγια για την άδεια GPL </text:span><text:span text:style-name="T8">εδώ</text:span><text:span text:style-name="T1">). Το Blender έχει την δυνατότητα -μεταξύ άλλων- της κατασκευής τρισδιάστατων μοντέλων και της δημιουργίας αυτόνομων προγραμμάτων και παιχνιδιών, χάρη στη μηχανή παιχνιδιών (game engine) που περιλαμβάνει. Η δημιουργία τρισδιάστατων μοντέλων (3d modeling) και η μηχανή παιχνιδιών (game engine), σε συνδυασμό με την γλώσσα προγραμματισμού Python είναι τα τρία συστατικά που αποτελούν το πρόγραμμα της διπλωματικής.</text:span></text:p>
      <text:p text:style-name="P1"><text:span text:style-name="T1">Η γλώσσα προγραμματισμού Python, η οποία και αυτή υπόκειται σε <text:s/>ελεύθερη άδεια χρησιμοποίησης (</text:span><text:a xlink:type="simple" xlink:href="https://opensource.org/licenses/Python-2.0" text:style-name="Internet_20_link" text:visited-style-name="Visited_20_Internet_20_Link"><text:span text:style-name="T1">https://opensource.org/licenses/Python-2.0</text:span></text:a><text:span text:style-name="T1">), χρησιμοποιήθηκε ώστε να εκτελούνται οι διάφορες εντολές εντός τους προγράμματος.. Δημιουργήθηκε το 1991 και δίνει έμφαση στην εύκολη ανάγνωση του κώδικα, χαρακτηριστικό που με βοήθησε στην δημιουργία των εντολών του προγράμματος. Σε γλώσσα προγραμματισμού Python έγιναν οι εντολές που δημιουργούν, περιστρέφουν, τοποθετούν και αφαιρούν αντικείμενα στον εικονικό τρισδιάστατο χώρο του περιβάλλοντος εργασίας του προγράμματος. Ο Κώδικας θα παρουσιαστεί στο τέλος του κειμένου, με κατάλληλο σχολιασμό, ώστε να γίνει κατανοητή η λογική πίσω από το πρόγραμμα και τον τρόπο σχεδιασμού.</text:span></text:p>
      <text:p text:style-name="P3">Για τις εικόνες χρησιμοποιήθηκε το πρόγραμμα επεξεργασίας εικόνας GIMP (GNU Image Manipulation Program), επίσης δωρεάν και ανοιχτού κώδικα πρόγραμμα, εναλλακτική πρόταση σε γνωστά εμπορικά προγράμματα επεξεργασίας εικόνων.</text:p>
      <text:p text:style-name="P2"><text:span text:style-name="T1">(</text:span><text:span text:style-name="T4">άλλα προγράμματα που χρησιμοποιήθηκαν θα μπουν εδώ</text:span><text:span text:style-name="T1">)</text:span></text:p>
      <text:p text:style-name="P6"/>
      <text:p text:style-name="P6"><text:tab/>Τα εργαλεία:</text:p>
      <text:p text:style-name="P7">Σε κάθε ανθρώπινη δραστηριότητα χρησιμοποιούνται εργαλεία που διευκολύνουν την δημιουργία: ένας αρχιτέκτονας θα χρησιμοποιήσει χαρτί, μολύβι και χάρακες για να κάνει τα σχέδια ενός κτιρίου, ένας ξυλουργός θα χρησιμοποιήσει πριόνι και γυαλόχαρτο για να κάνει τα έπιπλα κ.ο.κ.<text:line-break/><text:span text:style-name="T24">Αντίστοιχα, στο</text:span> περιβάλλον <text:span text:style-name="T21">εργασίας ενός </text:span>προγράμματος υπολογιστή υπάρχουν τα «<text:span text:style-name="T24">ε</text:span>ργαλεία», <text:span text:style-name="T24">κώδικας δηλαδή, που εκτελούν πράξεις</text:span> μεταξύ εικονικών αντικειμένων.</text:p>
      <text:p text:style-name="P8">Τα <text:span text:style-name="T22">βασικά</text:span> εργαλεία που χρησιμοποιώ στο πρόγραμμα είναι <text:span text:style-name="T24">α) </text:span>ο κάνναβος και <text:span text:style-name="T24">β) </text:span>τα μοντέλα αντικειμένων.</text:p>
      <text:p text:style-name="P8">Ο κάνναβος αποτελεί την βάση πάνω στην οποία τοποθετούνται τα <text:span text:style-name="T27">επιμέρους</text:span> κομμάτια. Ορίζει τον ρυθμό της σύνθεσης. (<text:span text:style-name="T3">περισσότερα λόγια για τον κάνναβο εδώ</text:span>)</text:p>
      <text:p text:style-name="P8">Τα μοντέλα αποτελούν τμήματα υπαρχόντων κτιρίων. Μέσα από μία διαδικασία ανάλυσης, αποδόμησης, κατηγοριοποίησης και οργάνωσης προκύπτουν αυτόνομα <text:span text:style-name="T25">μέρη</text:span> (blocks) τα οποία στη συνέχεια μπορούν να χρησιμοποιηθούν στη διεργασία της εξερεύνησης και του πειραματισμού που θα οδηγήσει στην σύνθεση. (<text:span text:style-name="T3">λίγο καλύτερα γραμμένο αυτό το τελευταίο</text:span>)</text:p>
      <text:p text:style-name="P13"><text:span text:style-name="T28">Εκτός από τα κύρια εργαλεία, υπάρχουν και δ</text:span>ευτερεύοντα εργαλεία <text:span text:style-name="T28">τα οποία</text:span> βοηθούν στη σχεδιαστική διεργασία. <text:span text:style-name="T28">Αυτά</text:span> είναι η κάμερα, η προσθαφαίρεση <text:span text:style-name="T31">(add/remove) </text:span>των αντικειμένων και οι μετασχηματισμοί <text:span text:style-name="T31">(rotation)</text:span>.</text:p>
      <text:p text:style-name="P14"><text:soft-page-break/><text:span text:style-name="T27">Η κάμερα είναι ένα παράθυρο που επιτρέπει να δούμε μέσα στο περιβάλλον εργασίας μας και το τι δημιουργούμε. (</text:span>περισσότερη περιγραφή<text:span text:style-name="T21">)</text:span></text:p>
      <text:p text:style-name="P12">Με το πάτημα του αριστερού πλήκτρου του ποντικιού το πρόγραμμα προσθέτει ένα καινούριο αντικείμενο στην θέση που δείχνει το «wireframe» του αντικειμένου ενώ με το πάτημα του δεξιού πλήκτρου του ποντικιού το πρόγραμμα αφαιρεί από την σύνθεση το αντικείμενο που υποδεικνύει ο κέρσορας. (αν<text:span text:style-name="T27">ά</text:span>λυση του wireframe) <text:span text:style-name="T31">(καλύτερα γραμμένο αυτό)</text:span></text:p>
      <text:p text:style-name="P15">Στην παρούσα φάση το πρόγραμμα επιτρέπει μόνο την περιστροφή του αντικειμένου περί τον άξονα Ζ του, κατά 15 <text:span text:style-name="T21">μοίρες</text:span> την φορά. Σε μεταγενέστερες εκδόσεις θα μπορεί να δεχτεί και περαιτέρω μετασχηματισμούς, όπως αλλαγή μεγέθους (scaling), περιστροφή γύρω από τους άξονες Χ και Υ, αντικατοπτρισμός (mirroring) κ.α.</text:p>
      <text:p text:style-name="P15">(Το θέμα των μετασχηματισμών είναι περίπλοκο και δημιουργεί τεχνικά προβλήματα στην συνθετική διαδικασία εντός του προγράμματος, όπως για παράδειγμα η συναρμολόγηση των μελών μετά την μεγέθυνση ή σμίκρυνση, η αλληλοτομία αντικειμένων μετά τον αντικατοπτρισμό τους κτλ. Γι’ αυτό το λόγο, το πρόγραμμα στην παρούσα έκδοση του, διατηρείται σε απλά επίπεδα δημιουργίας, χρησιμοποιώντας μόνο μη-καταστροφικούς μετασχηματισμούς, όπως η περιστροφή του αντικειμένου κατά τον άξονα Ζ, η οποία δεν επηρεάζει την τοποθέτηση των αντικειμένων το ένα πάνω από το άλλο.)</text:p>
      <text:p text:style-name="P34"/>
      <text:p text:style-name="P40"><text:tab/>ΕΠΙΛΟΓΟΣ</text:p>
      <text:p text:style-name="P20">(<text:span text:style-name="T3">εδώ θα μπει ο επίλογος</text:span>)</text:p>
      <text:p text:style-name="P16"/>
      <text:p text:style-name="P16"/>
      <text:p text:style-name="P16"/>
      <text:p text:style-name="P42">ΒΙΒΛΙΟΓΡΑΦΙΑ:</text:p>
      <text:p text:style-name="P19"/>
      <text:p text:style-name="P19"/>
      <text:p text:style-name="P62">ΑΡΘΡΑ:</text:p>
      <text:p text:style-name="Text_20_body">Building better architecture through video games like Block’hood<text:span text:style-name="T52"><text:line-break/></text:span><text:a xlink:type="simple" xlink:href="https://news.usc.edu/103200/building-better-architecture-through-video-games-like-blockhood/" text:style-name="Internet_20_link" text:visited-style-name="Visited_20_Internet_20_Link"><text:span text:style-name="T52">https://news.usc.edu/103200/building-better-architecture-through-video-games-like-blockhood/</text:span></text:a></text:p>
      <text:p text:style-name="Text_20_body">Video games will become "new tools" to solve architecture's global challenges<text:span text:style-name="T52"><text:line-break/></text:span><text:a xlink:type="simple" xlink:href="https://www.dezeen.com/2016/03/07/jose-sanchez-block-hood-video-game-tools-solve-global-challenges-architecture/" text:style-name="Internet_20_link" text:visited-style-name="Visited_20_Internet_20_Link"><text:span text:style-name="T52">https://www.dezeen.com/2016/03/07/jose-sanchez-block-hood-video-game-tools-solve-global-challenges-architecture/</text:span></text:a></text:p>
      <text:p text:style-name="P63"><text:span text:style-name="T58">Bjarke Ingels: Architecture should be more like Minecraft<text:line-break/></text:span><text:a xlink:type="simple" xlink:href="https://www.youtube.com/watch?v=cIsIKv1lFZw" text:style-name="Internet_20_link" text:visited-style-name="Visited_20_Internet_20_Link"><text:span text:style-name="T58">https://www.youtube.com/watch?v=cIsIKv1lFZw</text:span></text:a></text:p>
      <text:p text:style-name="P62"/>
      <text:p text:style-name="P62"/>
      <text:p text:style-name="P19">ΠΛΗΡΟΦΟΡΙΕΣ:</text:p>
      <text:p text:style-name="P19"/>
      <table:table table:name="Table1" table:style-name="Table1">
        <table:table-column table:style-name="Table1.A"/>
        <table:table-column table:style-name="Table1.B"/>
        <table:table-row>
          <table:table-cell office:value-type="string">
            <text:p text:style-name="P29">Blender:</text:p>
          </table:table-cell>
          <table:table-cell office:value-type="string">
            <text:p text:style-name="P29">(άδεια χρήσης/ licence)</text:p>
          </table:table-cell>
        </table:table-row>
        <table:table-row>
          <table:table-cell office:value-type="string">
            <text:p text:style-name="P29"><text:a xlink:type="simple" xlink:href="https://www.blender.org/" text:style-name="Internet_20_link" text:visited-style-name="Visited_20_Internet_20_Link">https://www.blender.org/</text:a></text:p>
          </table:table-cell>
          <table:table-cell office:value-type="string">
            <text:p text:style-name="P29"><text:a xlink:type="simple" xlink:href="https://www.blender.org/about/license/" text:style-name="Internet_20_link" text:visited-style-name="Visited_20_Internet_20_Link">https://www.blender.org/about/license/</text:a> </text:p>
          </table:table-cell>
        </table:table-row>
      </table:table>
      <text:p text:style-name="P19"/>
      <table:table table:name="Table2" table:style-name="Table2">
        <table:table-column table:style-name="Table2.A"/>
        <table:table-column table:style-name="Table2.B"/>
        <table:table-row>
          <table:table-cell table:style-name="Table2.A1" office:value-type="string">
            <text:p text:style-name="P29">Python:</text:p>
          </table:table-cell>
          <table:table-cell table:style-name="Table2.A1" office:value-type="string">
            <text:p text:style-name="P29">(άδεια χρήσης/ licence)</text:p>
          </table:table-cell>
        </table:table-row>
        <table:table-row>
          <table:table-cell table:style-name="Table2.A1" office:value-type="string">
            <text:p text:style-name="P29"><text:a xlink:type="simple" xlink:href="https://www.python.org/" text:style-name="Internet_20_link" text:visited-style-name="Visited_20_Internet_20_Link">https://www.python.org/</text:a></text:p>
          </table:table-cell>
          <table:table-cell table:style-name="Table2.A1" office:value-type="string">
            <text:p text:style-name="P29"><text:a xlink:type="simple" xlink:href="https://docs.python.org/3/license.html" text:style-name="Internet_20_link" text:visited-style-name="Visited_20_Internet_20_Link">https://docs.python.org/3/license.html</text:a> </text:p>
          </table:table-cell>
        </table:table-row>
      </table:table>
      <text:p text:style-name="P19"/>
      <table:table table:name="Table3" table:style-name="Table3">
        <table:table-column table:style-name="Table3.A"/>
        <table:table-column table:style-name="Table3.B"/>
        <table:table-row>
          <table:table-cell office:value-type="string">
            <text:p text:style-name="P29">GIMP:</text:p>
          </table:table-cell>
          <table:table-cell office:value-type="string">
            <text:p text:style-name="P29">(άδεια χρήσης/ licence)</text:p>
          </table:table-cell>
        </table:table-row>
        <table:table-row>
          <table:table-cell office:value-type="string">
            <text:p text:style-name="P29"><text:a xlink:type="simple" xlink:href="https://www.gimp.org/" text:style-name="Internet_20_link" text:visited-style-name="Visited_20_Internet_20_Link">https://www.gimp.org/</text:a></text:p>
          </table:table-cell>
          <table:table-cell office:value-type="string">
            <text:p text:style-name="P29"><text:a xlink:type="simple" xlink:href="https://www.gimp.org/about/" text:style-name="Internet_20_link" text:visited-style-name="Visited_20_Internet_20_Link">https://www.gimp.org/about/</text:a> </text:p>
          </table:table-cell>
        </table:table-row>
      </table:table>
      <text:p text:style-name="P19"/>
      <text:p text:style-name="P19">ΕΙΚΟΝΕΣ:</text:p>
      <text:p text:style-name="P19"/>
      <text:p text:style-name="P19"/>
      <text:p text:style-name="P19">ΣΗΜΕΙΩΣΕΙΣ:</text:p>
      <text:p text:style-name="P21">modular στα ελληνικά μεταφράζεται ως «δομοστοιχείο» ή «δομοστοιχειοτή σχεδίαση» (modular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tional" svg:font-family="National, Helvetica, Arial, sans-serif"/>
    <style:font-face style:name="Roboto" svg:font-family="Roboto, Arial, sans-serif"/>
    <style:font-face style:name="StandardCT" svg:font-family="StandardCT,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yros Kosyvas</meta:initial-creator>
    <meta:creation-date>2018-05-09T10:42:52.210926909</meta:creation-date>
    <meta:generator>LibreOffice/5.1.6.2$Linux_X86_64 LibreOffice_project/10m0$Build-2</meta:generator>
    <dc:date>2018-05-28T11:32:40.358002215</dc:date>
    <dc:creator>Spyros Kosyvas</dc:creator>
    <meta:editing-duration>PT7H38M19S</meta:editing-duration>
    <meta:editing-cycles>120</meta:editing-cycles>
    <meta:document-statistic meta:table-count="3" meta:image-count="0" meta:object-count="0" meta:page-count="11" meta:paragraph-count="92" meta:word-count="1755" meta:character-count="13248" meta:non-whitespace-character-count="11577"/>
  </office:meta>
</office:document-meta>
</file>